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margin-top="0cm" fo:margin-bottom="0cm" fo:text-align="justify" style:justify-single-word="false"/>
      <style:text-properties style:font-name="Liberation Serif" fo:font-size="12pt" style:font-size-asian="12pt" style:font-size-complex="12pt"/>
    </style:style>
    <style:style style:name="P3" style:family="paragraph" style:parent-style-name="Text_20_body">
      <style:paragraph-properties fo:margin-top="0cm" fo:margin-bottom="0cm" fo:text-align="justify" style:justify-single-word="false"/>
      <style:text-properties style:font-name="Liberation Serif" fo:font-size="12pt" style:font-size-asian="12pt" style:font-size-complex="12pt"/>
    </style:style>
    <style:style style:name="P4" style:family="paragraph" style:parent-style-name="Standard">
      <style:paragraph-properties fo:margin-top="0cm" fo:margin-bottom="0cm" fo:text-align="justify" style:justify-single-word="false"/>
      <style:text-properties style:font-name="Liberation Serif" fo:font-size="12pt" style:font-size-asian="12pt" style:font-size-complex="12pt"/>
    </style:style>
    <style:style style:name="P5" style:family="paragraph" style:parent-style-name="Standard" style:list-style-name="L3">
      <style:paragraph-properties fo:margin-top="0cm" fo:margin-bottom="0cm" fo:text-align="justify" style:justify-single-word="false"/>
      <style:text-properties style:font-name="Liberation Serif" fo:font-size="12pt" style:font-size-asian="12pt" style:font-size-complex="12pt"/>
    </style:style>
    <style:style style:name="P6" style:family="paragraph" style:parent-style-name="Standard" style:list-style-name="L4">
      <style:paragraph-properties fo:margin-top="0cm" fo:margin-bottom="0cm" fo:text-align="justify" style:justify-single-word="false"/>
      <style:text-properties style:font-name="Liberation Serif" fo:font-size="12pt" style:font-size-asian="12pt" style:font-size-complex="12pt"/>
    </style:style>
    <style:style style:name="P7" style:family="paragraph" style:parent-style-name="Text_20_body">
      <style:paragraph-properties fo:margin-top="0cm" fo:margin-bottom="0cm" fo:text-align="justify" style:justify-single-word="false"/>
      <style:text-properties style:font-name="Liberation Serif" fo:font-size="12pt" style:font-size-asian="12pt" style:font-size-complex="12pt"/>
    </style:style>
    <style:style style:name="P8" style:family="paragraph" style:parent-style-name="Text_20_body" style:list-style-name="L1">
      <style:paragraph-properties fo:margin-top="0cm" fo:margin-bottom="0cm" fo:text-align="justify" style:justify-single-word="false"/>
      <style:text-properties style:font-name="Liberation Serif" fo:font-size="12pt" style:font-size-asian="12pt" style:font-size-complex="12pt"/>
    </style:style>
    <style:style style:name="P9" style:family="paragraph" style:parent-style-name="Text_20_body" style:list-style-name="L2">
      <style:paragraph-properties fo:margin-top="0cm" fo:margin-bottom="0cm" fo:text-align="justify" style:justify-single-word="false"/>
      <style:text-properties style:font-name="Liberation Serif" fo:font-size="12pt" style:font-size-asian="12pt" style:font-size-complex="12pt"/>
    </style:style>
    <style:style style:name="P10" style:family="paragraph" style:parent-style-name="Text_20_body" style:list-style-name="L5">
      <style:paragraph-properties fo:margin-top="0cm" fo:margin-bottom="0cm" fo:text-align="justify" style:justify-single-word="false"/>
      <style:text-properties style:font-name="Liberation Serif" fo:font-size="12pt" style:font-size-asian="12pt" style:font-size-complex="12pt"/>
    </style:style>
    <style:style style:name="P11" style:family="paragraph" style:parent-style-name="Text_20_body" style:list-style-name="L6">
      <style:paragraph-properties fo:margin-top="0cm" fo:margin-bottom="0cm" fo:text-align="justify" style:justify-single-word="false"/>
      <style:text-properties style:font-name="Liberation Serif" fo:font-size="12pt" style:font-size-asian="12pt" style:font-size-complex="12pt"/>
    </style:style>
    <style:style style:name="P12" style:family="paragraph" style:parent-style-name="Text_20_body" style:list-style-name="L7">
      <style:paragraph-properties fo:margin-top="0cm" fo:margin-bottom="0cm" fo:text-align="justify" style:justify-single-word="false"/>
      <style:text-properties style:font-name="Liberation Serif" fo:font-size="12pt" style:font-size-asian="12pt" style:font-size-complex="12pt"/>
    </style:style>
    <style:style style:name="P13" style:family="paragraph" style:parent-style-name="Text_20_body" style:list-style-name="L9">
      <style:paragraph-properties fo:margin-top="0cm" fo:margin-bottom="0cm" fo:text-align="justify" style:justify-single-word="false"/>
      <style:text-properties style:font-name="Liberation Serif" fo:font-size="12pt" style:font-size-asian="12pt" style:font-size-complex="12pt"/>
    </style:style>
    <style:style style:name="P14" style:family="paragraph" style:parent-style-name="Text_20_body" style:list-style-name="L10">
      <style:paragraph-properties fo:margin-top="0cm" fo:margin-bottom="0cm" fo:text-align="justify" style:justify-single-word="false"/>
      <style:text-properties style:font-name="Liberation Serif" fo:font-size="12pt" style:font-size-asian="12pt" style:font-size-complex="12pt"/>
    </style:style>
    <style:style style:name="P15" style:family="paragraph" style:parent-style-name="Text_20_body" style:list-style-name="L11">
      <style:paragraph-properties fo:margin-top="0cm" fo:margin-bottom="0cm" fo:text-align="justify" style:justify-single-word="false"/>
      <style:text-properties style:font-name="Liberation Serif"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447071691" text:style-name="L1">
        <text:list-item>
          <text:p text:style-name="P8">Introduction </text:p>
          <text:p text:style-name="P8"/>
        </text:list-item>
      </text:list>
      <text:list xml:id="list1542874833" text:style-name="L2">
        <text:list-item>
          <text:p text:style-name="P9">Purpose</text:p>
        </text:list-item>
      </text:list>
      <text:p text:style-name="P1"><text:tab/><text:tab/></text:p>
      <text:p text:style-name="P2"><text:tab/>The purpose of this document is to present a detailed description of the Chat application using sockets. It will illustrate the purpose and complete declaration for the development of system. This document is primarily intended to be proposed to mentor for approval and a reference for developing the system.</text:p>
      <text:p text:style-name="P2"/>
      <text:list xml:id="list225343405" text:style-name="L3">
        <text:list-item>
          <text:p text:style-name="P5">Scope </text:p>
        </text:list-item>
      </text:list>
      <text:p text:style-name="P2"/>
      <text:p text:style-name="P2"><text:tab/>The <text:s/>“Chat Application” is an application which helps people on the same network to connect to each other and have discussion.</text:p>
      <text:p text:style-name="P2"/>
      <text:list xml:id="list493823334" text:style-name="L4">
        <text:list-item>
          <text:p text:style-name="P6">References</text:p>
        </text:list-item>
      </text:list>
      <text:p text:style-name="P2"/>
      <text:p text:style-name="P2">[1] IEEE Software Engineering Standards Committee, “IEEE Std 830-1998, IEEE Recommended </text:p>
      <text:p text:style-name="P2">Practice for Software Requirements Specifications”, October 20, 1998. </text:p>
      <text:p text:style-name="P2"/>
      <text:p text:style-name="P2">[2] OS Fundamentals and Data structure Training Document.pdf</text:p>
      <text:p text:style-name="P2"/>
      <text:p text:style-name="P2">[3] Wrox_-_Beginning_Linux_Programming_4th_Edition_(2008).pdf</text:p>
      <text:p text:style-name="P2"/>
      <text:p text:style-name="P2">[4] beej_socket_programming.pdf</text:p>
      <text:p text:style-name="P2"/>
      <text:list xml:id="list1485038410" text:style-name="L5">
        <text:list-item>
          <text:p text:style-name="P10">Overview </text:p>
        </text:list-item>
      </text:list>
      <text:p text:style-name="P3"><text:tab/></text:p>
      <text:p text:style-name="P3"><text:tab/>The remainder of this document includes three chapters and appendixes. The second one provides an overview of the system functionality and system interaction with users. Further, the chapter also mentions the system constraints and assumptions about the product. </text:p>
      <text:p text:style-name="P3"><text:tab/>The third chapter provides the requirements specification in detailed terms and a description of the different system interfaces.</text:p>
      <text:p text:style-name="P3"><text:tab/>The fourth chapter deals with the prioritization of the requirements.</text:p>
      <text:p text:style-name="P3"><text:tab/>The Appendixes in the end of the document include the all results of the requirement prioritiz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list xml:id="list1757784384" text:continue-list="list10447071691" text:style-name="L1">
        <text:list-item>
          <text:p text:style-name="P8">Overall description </text:p>
          <text:p text:style-name="P8"/>
        </text:list-item>
      </text:list>
      <text:p text:style-name="P2"><text:tab/>This section will give an overview of the whole system. The system will be explained in its context to show how the system interacts with users and introduce the basic functionality of it. At last, the constraints and assumptions for the system will be presented. </text:p>
      <text:p text:style-name="P3"/>
      <text:list xml:id="list1902173286" text:style-name="L6">
        <text:list-item>
          <text:p text:style-name="P11">Product perspective </text:p>
        </text:list-item>
      </text:list>
      <text:p text:style-name="P3"/>
      <text:p text:style-name="P3"><text:tab/>This system will consist an application using which a group of people can chat with each other.</text:p>
      <text:p text:style-name="P3"><text:tab/>The application on both the end, at server and at client, is controlled by giving inputs to the console. Input scanned by the server or client is send to the respective client or server by using TCP sockets.</text:p>
      <text:p text:style-name="P3"/>
      <text:list xml:id="list897134162" text:style-name="L7">
        <text:list-item>
          <text:p text:style-name="P12">Product functions </text:p>
        </text:list-item>
      </text:list>
      <text:p text:style-name="P3"/>
      <text:p text:style-name="P3"><text:tab/>The function of the product is to help a group of people to chat on their local machine without using any internet connection, if the people in group are in the same network. If a client is connected to the server and sends some message to it the user on the server end may reply back to the client. Server may accept multiple connections to have a chat with multiple users at client side.</text:p>
      <text:p text:style-name="P3"><text:tab/></text:p>
      <text:list xml:id="list1262625730" text:style-name="L9">
        <text:list-item>
          <text:p text:style-name="P13">Constraints, assumptions and dependencies </text:p>
        </text:list-item>
      </text:list>
      <text:p text:style-name="P3"/>
      <text:p text:style-name="P3"><text:tab/>In this application the constraints for displaying messages from the clients is as follows, messages are displayed only from one client at a time, as message from a client is displayed then only message from other users can be displayed.</text:p>
      <text:p text:style-name="P3"/>
      <text:p text:style-name="P3"><text:tab/>In this application we have made an assumption that Server is also a user program at which user can send and receive messages. Only server can initiate the chat application. Each and every user who wants to initiate a chat must have to use Server program. Only 5 clients may connect and chat with the server program only.</text:p>
      <text:p text:style-name="P3"><text:tab/></text:p>
      <text:p text:style-name="P3"><text:tab/>This application is dependent on no other application or interfac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096071168" text:continue-list="list1757784384" text:style-name="L1">
        <text:list-item>
          <text:p text:style-name="P8"><text:soft-page-break/>Systrm Features</text:p>
        </text:list-item>
      </text:list>
      <text:p text:style-name="P3"/>
      <text:list xml:id="list941069495" text:style-name="L10">
        <text:list-item>
          <text:p text:style-name="P14">General Requirements</text:p>
        </text:list-item>
      </text:list>
      <text:p text:style-name="P3"/>
      <text:p text:style-name="P3"><text:tab/>Handle clients and create a child process for every connection. System should have finite number of pariticipants in chat (not more than 5). If no client connects the sever program will terminate after some predefined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Prajapati</meta:initial-creator>
    <meta:creation-date>2015-08-03T15:20:58</meta:creation-date>
    <dc:date>2015-08-11T17:18:58</dc:date>
    <dc:creator>Tejas Prajapati</dc:creator>
    <meta:editing-duration>PT2H18M23S</meta:editing-duration>
    <meta:editing-cycles>41</meta:editing-cycles>
    <meta:generator>LibreOffice/3.5$Linux_X86_64 LibreOffice_project/350m1$Build-2</meta:generator>
    <meta:document-statistic meta:table-count="0" meta:image-count="0" meta:object-count="0" meta:page-count="3" meta:paragraph-count="34" meta:word-count="531" meta:character-count="3322" meta:non-whitespace-character-count="2801"/>
  </office:meta>
</office:document-meta>
</file>